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2000000127DF7138E.png"/>
  <manifest:file-entry manifest:media-type="image/png" manifest:full-path="Pictures/100000000000001200000012D94F2480.png"/>
  <manifest:file-entry manifest:media-type="image/png" manifest:full-path="Pictures/100000000000001200000012D1990440.png"/>
  <manifest:file-entry manifest:media-type="image/png" manifest:full-path="Pictures/1000000000000012000000126D985D17.png"/>
  <manifest:file-entry manifest:media-type="image/png" manifest:full-path="Pictures/100000000000001200000012B1F9BAAC.png"/>
  <manifest:file-entry manifest:media-type="image/png" manifest:full-path="Pictures/10000000000000120000001259BFDA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476cm" svg:height="0.476cm" svg:x="7.524cm" svg:y="13.5cm">
          <draw:image xlink:href="Pictures/100000000000001200000012D1990440.png" xlink:type="simple" xlink:show="embed" xlink:actuate="onLoad">
            <text:p/>
          </draw:image>
        </draw:frame>
        <draw:frame draw:style-name="gr1" draw:text-style-name="P1" draw:layer="layout" svg:width="0.476cm" svg:height="0.476cm" svg:x="8cm" svg:y="13.5cm">
          <draw:image xlink:href="Pictures/100000000000001200000012B1F9BAAC.png" xlink:type="simple" xlink:show="embed" xlink:actuate="onLoad">
            <text:p/>
          </draw:image>
        </draw:frame>
        <draw:frame draw:style-name="gr1" draw:text-style-name="P1" draw:layer="layout" svg:width="0.476cm" svg:height="0.476cm" svg:x="8.5cm" svg:y="13.5cm">
          <draw:image xlink:href="Pictures/10000000000000120000001259BFDA49.png" xlink:type="simple" xlink:show="embed" xlink:actuate="onLoad">
            <text:p/>
          </draw:image>
        </draw:frame>
        <draw:frame draw:style-name="gr1" draw:text-style-name="P1" draw:layer="layout" svg:width="0.476cm" svg:height="0.476cm" svg:x="9cm" svg:y="13.5cm">
          <draw:image xlink:href="Pictures/1000000000000012000000126D985D17.png" xlink:type="simple" xlink:show="embed" xlink:actuate="onLoad">
            <text:p/>
          </draw:image>
        </draw:frame>
        <draw:frame draw:style-name="gr1" draw:text-style-name="P1" draw:layer="layout" svg:width="0.476cm" svg:height="0.476cm" svg:x="9.5cm" svg:y="13.5cm">
          <draw:image xlink:href="Pictures/10000000000000120000001259BFDA49.png" xlink:type="simple" xlink:show="embed" xlink:actuate="onLoad">
            <text:p/>
          </draw:image>
        </draw:frame>
        <draw:frame draw:style-name="gr1" draw:text-style-name="P1" draw:layer="layout" svg:width="0.476cm" svg:height="0.476cm" svg:x="10cm" svg:y="13.5cm">
          <draw:image xlink:href="Pictures/100000000000001200000012B1F9BAAC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3.5cm">
          <draw:image xlink:href="Pictures/100000000000001200000012D1990440.png" xlink:type="simple" xlink:show="embed" xlink:actuate="onLoad">
            <text:p/>
          </draw:image>
        </draw:frame>
        <draw:frame draw:style-name="gr1" draw:text-style-name="P1" draw:layer="layout" svg:width="0.476cm" svg:height="0.476cm" svg:x="7.524cm" svg:y="14cm">
          <draw:image xlink:href="Pictures/100000000000001200000012D94F2480.png" xlink:type="simple" xlink:show="embed" xlink:actuate="onLoad">
            <text:p/>
          </draw:image>
        </draw:frame>
        <draw:frame draw:style-name="gr1" draw:text-style-name="P1" draw:layer="layout" svg:width="0.476cm" svg:height="0.476cm" svg:x="7.524cm" svg:y="14.5cm">
          <draw:image xlink:href="Pictures/100000000000001200000012D94F2480.png" xlink:type="simple" xlink:show="embed" xlink:actuate="onLoad">
            <text:p/>
          </draw:image>
        </draw:frame>
        <draw:frame draw:style-name="gr1" draw:text-style-name="P1" draw:layer="layout" svg:width="0.476cm" svg:height="0.476cm" svg:x="7.524cm" svg:y="15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4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5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4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4.5cm">
          <draw:image xlink:href="Pictures/100000000000001200000012D94F2480.png" xlink:type="simple" xlink:show="embed" xlink:actuate="onLoad">
            <text:p/>
          </draw:image>
        </draw:frame>
        <draw:frame draw:style-name="gr2" draw:text-style-name="P1" draw:layer="layout" svg:width="-0.476cm" svg:height="-0.476cm" svg:x="7.976cm" svg:y="15.976cm">
          <draw:image xlink:href="Pictures/100000000000001200000012D1990440.png" xlink:type="simple" xlink:show="embed" xlink:actuate="onLoad">
            <text:p/>
          </draw:image>
        </draw:frame>
        <draw:frame draw:style-name="gr2" draw:text-style-name="P1" draw:layer="layout" svg:width="-0.476cm" svg:height="-0.476cm" svg:x="8.452cm" svg:y="15.976cm">
          <draw:image xlink:href="Pictures/100000000000001200000012B1F9BAAC.png" xlink:type="simple" xlink:show="embed" xlink:actuate="onLoad">
            <text:p/>
          </draw:image>
        </draw:frame>
        <draw:frame draw:style-name="gr2" draw:text-style-name="P1" draw:layer="layout" svg:width="-0.476cm" svg:height="-0.476cm" svg:x="8.952cm" svg:y="15.976cm">
          <draw:image xlink:href="Pictures/10000000000000120000001259BFDA49.png" xlink:type="simple" xlink:show="embed" xlink:actuate="onLoad">
            <text:p/>
          </draw:image>
        </draw:frame>
        <draw:frame draw:style-name="gr2" draw:text-style-name="P1" draw:layer="layout" svg:width="-0.476cm" svg:height="-0.476cm" svg:x="9.452cm" svg:y="15.976cm">
          <draw:image xlink:href="Pictures/1000000000000012000000126D985D17.png" xlink:type="simple" xlink:show="embed" xlink:actuate="onLoad">
            <text:p/>
          </draw:image>
        </draw:frame>
        <draw:frame draw:style-name="gr2" draw:text-style-name="P1" draw:layer="layout" svg:width="-0.476cm" svg:height="-0.476cm" svg:x="9.952cm" svg:y="15.976cm">
          <draw:image xlink:href="Pictures/10000000000000120000001259BFDA49.png" xlink:type="simple" xlink:show="embed" xlink:actuate="onLoad">
            <text:p/>
          </draw:image>
        </draw:frame>
        <draw:frame draw:style-name="gr2" draw:text-style-name="P1" draw:layer="layout" svg:width="-0.476cm" svg:height="-0.476cm" svg:x="10.452cm" svg:y="15.976cm">
          <draw:image xlink:href="Pictures/100000000000001200000012B1F9BAAC.png" xlink:type="simple" xlink:show="embed" xlink:actuate="onLoad">
            <text:p/>
          </draw:image>
        </draw:frame>
        <draw:frame draw:style-name="gr1" draw:text-style-name="P1" draw:layer="layout" svg:width="-0.476cm" svg:height="-0.476cm" svg:x="10.952cm" svg:y="15.976cm">
          <draw:image xlink:href="Pictures/100000000000001200000012D1990440.png" xlink:type="simple" xlink:show="embed" xlink:actuate="onLoad">
            <text:p/>
          </draw:image>
        </draw:frame>
        <draw:frame draw:style-name="gr1" draw:text-style-name="P1" draw:layer="layout" svg:width="0.476cm" svg:height="0.476cm" svg:x="7.524cm" svg:y="13.5cm">
          <draw:image xlink:href="Pictures/1000000000000012000000127DF7138E.png" xlink:type="simple" xlink:show="embed" xlink:actuate="onLoad">
            <text:p/>
          </draw:image>
        </draw:frame>
        <draw:frame draw:style-name="gr2" draw:text-style-name="P1" draw:layer="layout" svg:width="0.476cm" svg:height="0.476cm" svg:x="10.5cm" svg:y="13.5cm">
          <draw:image xlink:href="Pictures/1000000000000012000000127DF7138E.png" xlink:type="simple" xlink:show="embed" xlink:actuate="onLoad">
            <text:p/>
          </draw:image>
        </draw:frame>
        <draw:frame draw:style-name="gr2" draw:text-style-name="P1" draw:layer="layout" svg:width="-0.476cm" svg:height="-0.476cm" svg:x="8cm" svg:y="15.976cm">
          <draw:image xlink:href="Pictures/1000000000000012000000127DF7138E.png" xlink:type="simple" xlink:show="embed" xlink:actuate="onLoad">
            <text:p/>
          </draw:image>
        </draw:frame>
        <draw:frame draw:style-name="gr1" draw:text-style-name="P1" draw:layer="layout" svg:width="-0.476cm" svg:height="-0.476cm" svg:x="10.976cm" svg:y="15.976cm">
          <draw:image xlink:href="Pictures/1000000000000012000000127DF7138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eil  Barnes</meta:initial-creator>
    <meta:creation-date>2012-01-04T16:51:34.32</meta:creation-date>
    <dc:date>2012-01-09T17:53:50.96</dc:date>
    <dc:creator>Neil  Barnes</dc:creator>
    <meta:editing-duration>PT35M9S</meta:editing-duration>
    <meta:editing-cycles>2</meta:editing-cycles>
    <meta:generator>OpenOffice.org/3.3$Win32 OpenOffice.org_project/330m20$Build-9567</meta:generator>
    <meta:document-statistic meta:object-count="25"/>
  </office:meta>
</office:document-meta>
</file>